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Amphibole with simple twinning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liotriomorph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Moderat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Greenish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Very stro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very marked and difficult to appreciat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 but mask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Partial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6">
            <text:p>It seems simple but in detail it is lamella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8" table:style-name="ce7">
            <text:p>8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5">
            <text:p>Quartz 5%<text:s/></text:p>
          </table:table-cell>
          <table:table-cell office:value-type="string" table:style-name="ce9">
            <text:p>Chlorite 5%</text:p>
          </table:table-cell>
          <table:table-cell office:value-type="string" table:style-name="ce9">
            <text:p><text:s/>Other amphiboles 5%<text:s/></text:p>
          </table:table-cell>
          <table:table-cell office:value-type="string" table:style-name="ce9">
            <text:p>Other minerals 5%</text:p>
          </table:table-cell>
          <table:table-cell table:style-name="ce9"/>
          <table:table-cell table:number-columns-repeated="16378"/>
        </table:table-row>
        <table:table-row table:number-rows-repeated="4" table:style-name="ro2">
          <table:table-cell table:number-columns-repeated="6" table:style-name="ce9"/>
          <table:table-cell table:number-columns-repeated="16378"/>
        </table:table-row>
        <table:table-row table:number-rows-repeated="1048571" table:style-name="ro8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0">
            <text:p>General characteristics of the mineral</text:p>
          </table:table-cell>
          <table:table-cell office:value-type="string" table:style-name="ce3">
            <text:p>Amphibol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1">
            <text:p>(Na,K,Ca)<text:span text:style-name="T2">0-1<text:s/></text:span>(Ca,Li,Na,Mg,Fe,Mn)<text:span text:style-name="T2">2</text:span>(Li,Na,Mg,Fe,Al,Co,Ni)<text:span text:style-name="T2">5</text:span>(Ti,Al,Si)<text:span text:style-name="T2">8</text:span>O<text:span text:style-name="T2">22</text:span>(OH,F,Cl,O)<text:span text:style-name="T2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 - allotriomorph, with long prismatic and fibrous habit, with rhombus basal section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5">
            <text:p>Moderate to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2">
            <text:p>Colorless but it depends on the different elements contents, it can be between blue, purple, green and brow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Very strong in the colorful varietie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leavage</text:p>
          </table:table-cell>
          <table:table-cell office:value-type="string" table:style-name="ce5">
            <text:p>Perfect in two systems, parallel to {001} which form approximately 120º, visible in basal sec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Chlorite, epidote, calvite, talc and other amphibo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mid 2nd order, but masked <text:s/>in the color varieti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tion</text:p>
          </table:table-cell>
          <table:table-cell office:value-type="string" table:style-name="ce5">
            <text:p>In longitudinal sections some families have right extinction and are called orthoamphibols. The others with oblique extinction are called clinoamphibo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They are not frequent, {100} lamellar polysynthetic, {001} lamellar and simp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Visible sometim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or 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2:04:02Z</dc:date>
    <meta:editing-cycles>5</meta:editing-cycles>
    <meta:editing-duration>PT1353S</meta:editing-duration>
  </office:meta>
</office:document-meta>
</file>